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132.37mm" svg:height="77.19mm" svg:x="3.85mm" svg:y="127.5mm">
            <loext:p draw:notify-on-update-of-ranges="'emerge rates'.A8:'emerge rates'.A21 'emerge rates'.A8:'emerge rates'.A21 'emerge rates'.E7:'emerge rates'.E7 'emerge rates'.E8:'emerge rates'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8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. Sum</text:p>
          </table:table-cell>
          <table:table-cell table:style-name="ce2" office:value-type="string" calcext:value-type="string">
            <text:p>emerges per day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etup</text:p>
          </table:table-cell>
          <table:table-cell/>
          <table:table-cell table:style-name="ce3"/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“</text:p>
          </table:table-cell>
          <table:table-cell/>
          <table:table-cell table:style-name="ce3"/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9]+[.$B10]" office:value-type="float" office:value="1000" calcext:value-type="float">
            <text:p>1000</text:p>
          </table:table-cell>
          <table:table-cell table:style-name="ce3" table:formula="of:=[.D10]/[.$A10]" office:value-type="float" office:value="333.333333333333" calcext:value-type="float">
            <text:p>3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D10]+[.$B11]" office:value-type="float" office:value="1850" calcext:value-type="float">
            <text:p>1850</text:p>
          </table:table-cell>
          <table:table-cell table:style-name="ce3" table:formula="of:=[.D11]/[.$A11]" office:value-type="float" office:value="462.5" calcext:value-type="float">
            <text:p>462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D11]+[.$B12]" office:value-type="float" office:value="2500" calcext:value-type="float">
            <text:p>2500</text:p>
          </table:table-cell>
          <table:table-cell table:style-name="ce3" table:formula="of:=[.D12]/[.$A12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12]+[.$B13]" office:value-type="float" office:value="3100" calcext:value-type="float">
            <text:p>3100</text:p>
          </table:table-cell>
          <table:table-cell table:style-name="ce3" table:formula="of:=[.D13]/[.$A13]" office:value-type="float" office:value="516.666666666667" calcext:value-type="float">
            <text:p>51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13]+[.$B14]" office:value-type="float" office:value="3650" calcext:value-type="float">
            <text:p>3650</text:p>
          </table:table-cell>
          <table:table-cell table:style-name="ce3" table:formula="of:=[.D14]/[.$A14]" office:value-type="float" office:value="521.428571428571" calcext:value-type="float">
            <text:p>521.4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[.B14]-50" office:value-type="float" office:value="500" calcext:value-type="float">
            <text:p>500</text:p>
          </table:table-cell>
          <table:table-cell/>
          <table:table-cell table:formula="of:=[.D14]+[.$B15]" office:value-type="float" office:value="4150" calcext:value-type="float">
            <text:p>4150</text:p>
          </table:table-cell>
          <table:table-cell table:style-name="ce3" table:formula="of:=[.D15]/[.$A15]" office:value-type="float" office:value="518.75" calcext:value-type="float">
            <text:p>518.7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[.B15]-50" office:value-type="float" office:value="450" calcext:value-type="float">
            <text:p>450</text:p>
          </table:table-cell>
          <table:table-cell/>
          <table:table-cell table:formula="of:=[.D15]+[.$B16]" office:value-type="float" office:value="4600" calcext:value-type="float">
            <text:p>4600</text:p>
          </table:table-cell>
          <table:table-cell table:style-name="ce3" table:formula="of:=[.D16]/[.$A16]" office:value-type="float" office:value="511.111111111111" calcext:value-type="float">
            <text:p>511.1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[.B16]-50" office:value-type="float" office:value="400" calcext:value-type="float">
            <text:p>400</text:p>
          </table:table-cell>
          <table:table-cell/>
          <table:table-cell table:formula="of:=[.D16]+[.$B17]" office:value-type="float" office:value="5000" calcext:value-type="float">
            <text:p>5000</text:p>
          </table:table-cell>
          <table:table-cell table:style-name="ce3" table:formula="of:=[.D17]/[.$A17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[.B17]-50" office:value-type="float" office:value="350" calcext:value-type="float">
            <text:p>350</text:p>
          </table:table-cell>
          <table:table-cell/>
          <table:table-cell table:formula="of:=[.D17]+[.$B18]" office:value-type="float" office:value="5350" calcext:value-type="float">
            <text:p>5350</text:p>
          </table:table-cell>
          <table:table-cell table:style-name="ce3" table:formula="of:=[.D18]/[.$A18]" office:value-type="float" office:value="486.363636363636" calcext:value-type="float">
            <text:p>486.36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[.B18]-50" office:value-type="float" office:value="300" calcext:value-type="float">
            <text:p>300</text:p>
          </table:table-cell>
          <table:table-cell/>
          <table:table-cell table:formula="of:=[.D18]+[.$B19]" office:value-type="float" office:value="5650" calcext:value-type="float">
            <text:p>5650</text:p>
          </table:table-cell>
          <table:table-cell table:style-name="ce3" table:formula="of:=[.D19]/[.$A19]" office:value-type="float" office:value="470.833333333333" calcext:value-type="float">
            <text:p>470.8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[.B19]-50" office:value-type="float" office:value="250" calcext:value-type="float">
            <text:p>250</text:p>
          </table:table-cell>
          <table:table-cell/>
          <table:table-cell table:formula="of:=[.D19]+[.$B20]" office:value-type="float" office:value="5900" calcext:value-type="float">
            <text:p>5900</text:p>
          </table:table-cell>
          <table:table-cell table:style-name="ce3" table:formula="of:=[.D20]/[.$A20]" office:value-type="float" office:value="453.846153846154" calcext:value-type="float">
            <text:p>453.8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[.B20]-50" office:value-type="float" office:value="200" calcext:value-type="float">
            <text:p>200</text:p>
          </table:table-cell>
          <table:table-cell/>
          <table:table-cell table:formula="of:=[.D20]+[.$B21]" office:value-type="float" office:value="6100" calcext:value-type="float">
            <text:p>6100</text:p>
          </table:table-cell>
          <table:table-cell table:style-name="ce3" table:formula="of:=[.D21]/[.$A21]" office:value-type="float" office:value="435.714285714286" calcext:value-type="float">
            <text:p>435.71</text:p>
          </table:table-cell>
          <table:table-cell table:style-name="Default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3:47:48.07534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6-11-15T13:48:21.910845035</dc:date>
    <dc:creator>Toralf Förster</dc:creator>
    <meta:editing-duration>PT49M43S</meta:editing-duration>
    <meta:editing-cycles>54</meta:editing-cycles>
    <meta:generator>LibreOffice/5.1.4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38cm" svg:height="7.72cm" xlink:href=".." xlink:type="simple" chart:class="chart:scatter" chart:column-mapping="0" chart:style-name="ch1">
        <chart:plot-area chart:style-name="ch2" table:cell-range-address="'emerge rates'.A8:'emerge rates'.A21 'emerge rates'.E7:'emerge rates'.E21" chart:data-source-has-labels="both" svg:x="0.264cm" svg:y="0.154cm" svg:width="12.71cm" svg:height="7.412cm">
          <chartooo:coordinate-region svg:x="1.547cm" svg:y="0.354cm" svg:width="11.24cm" svg:height="6.565cm"/>
          <chart:axis chart:dimension="x" chart:name="primary-x" chart:style-name="ch3" chartooo:axis-type="auto">
            <chart:categories table:cell-range-address="'emerge rates'.A8:'emerge rates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8:'emerge rates'.E21" chart:label-cell-address="'emerge rates'.E7:'emerge rates'.E7" chart:class="chart:scatter">
            <chart:domain table:cell-range-address="'emerge rates'.A8:'emerge rates'.A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erges per day</text:p>
                <draw:g>
                  <svg:desc>'emerge rates'.E7:'emerge rates'.E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8:'emerge rates'.A21</svg:desc>
                </draw:g>
              </table:table-cell>
              <table:table-cell office:value-type="float" office:value="1">
                <text:p>1</text:p>
                <draw:g>
                  <svg:desc>'emerge rates'.A8:'emerge rates'.A21</svg:desc>
                </draw:g>
              </table:table-cell>
              <table:table-cell office:value-type="float" office:value="NaN">
                <text:p>NaN</text:p>
                <draw:g>
                  <svg:desc>'emerge rates'.E8:'emerge rates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.5">
                <text:p>462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6.666666666667">
                <text:p>516.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21.428571428571">
                <text:p>521.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8.75">
                <text:p>518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1.111111111111">
                <text:p>511.1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86.363636363636">
                <text:p>486.363636363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70.833333333333">
                <text:p>470.8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3.846153846154">
                <text:p>453.8461538461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5.714285714286">
                <text:p>435.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